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Powderfinger Type" svg:font-family="'Powderfinger Type'" style:font-family-generic="modern" style:font-pitch="fixed"/>
    <style:font-face style:name="Arial Unicode MS" svg:font-family="'Arial Unicode MS'" style:font-pitch="variable"/>
    <style:font-face style:name="Tahoma" svg:font-family="Tahoma" style:font-pitch="variable"/>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office:font-face-decls>
  <office:automatic-styles>
    <style:style style:name="Tableau1" style:family="table">
      <style:table-properties style:width="19.987cm" fo:margin-left="-1.499cm" fo:margin-right="-1.489cm" table:align="margins" style:writing-mode="lr-tb"/>
    </style:style>
    <style:style style:name="Tableau1.A" style:family="table-column">
      <style:table-column-properties style:column-width="19.987cm" style:rel-column-width="65535*"/>
    </style:style>
    <style:style style:name="Tableau1.1" style:family="table-row">
      <style:table-row-properties style:min-row-height="0.092cm" style:keep-together="true"/>
    </style:style>
    <style:style style:name="Tableau1.A1" style:family="table-cell">
      <style:table-cell-properties style:vertical-align="top" fo:padding-left="0.123cm" fo:padding-right="0.123cm" fo:padding-top="0cm" fo:padding-bottom="0cm" fo:border="0.018cm solid #008080" style:writing-mode="lr-tb"/>
    </style:style>
    <style:style style:name="Tableau2" style:family="table">
      <style:table-properties style:width="19.987cm" fo:margin-left="-1.499cm" fo:margin-right="-1.489cm" table:align="margins" style:writing-mode="lr-tb"/>
    </style:style>
    <style:style style:name="Tableau2.A" style:family="table-column">
      <style:table-column-properties style:column-width="19.987cm" style:rel-column-width="65535*"/>
    </style:style>
    <style:style style:name="Tableau2.1" style:family="table-row">
      <style:table-row-properties style:min-row-height="0.092cm" style:keep-together="true"/>
    </style:style>
    <style:style style:name="Tableau2.A1" style:family="table-cell">
      <style:table-cell-properties style:vertical-align="top" fo:padding-left="0.123cm" fo:padding-right="0.123cm" fo:padding-top="0cm" fo:padding-bottom="0cm" fo:border="0.018cm solid #008080" style:writing-mode="lr-tb"/>
    </style:style>
    <style:style style:name="P1" style:family="paragraph" style:parent-style-name="Standard">
      <style:paragraph-properties fo:margin-left="0cm" fo:margin-right="1.002cm" style:line-height-at-least="0.423cm" fo:text-align="start" style:justify-single-word="false" fo:orphans="0" fo:widows="0" fo:text-indent="0cm" style:auto-text-indent="false" fo:break-before="page"/>
      <style:text-properties style:font-name="Traveling _Typewriter" fo:font-size="10pt" style:font-size-asian="10pt" style:font-name-complex="Courier New" style:font-size-complex="10pt"/>
    </style:style>
    <style:style style:name="P2" style:family="paragraph" style:parent-style-name="Standard">
      <style:paragraph-properties fo:margin-left="0cm" fo:margin-right="1.002cm" style:line-height-at-least="0.423cm" fo:text-align="start" style:justify-single-word="false" fo:orphans="0" fo:widows="0" fo:text-indent="0cm" style:auto-text-indent="false"/>
      <style:text-properties style:font-name="Traveling _Typewriter" fo:font-size="10pt" style:font-size-asian="10pt" style:font-name-complex="Courier New" style:font-size-complex="10pt"/>
    </style:style>
    <style:style style:name="P3" style:family="paragraph" style:parent-style-name="Standard">
      <style:paragraph-properties fo:margin-left="0cm" fo:margin-right="1.002cm" style:line-height-at-least="0.423cm" fo:text-align="start" style:justify-single-word="false" fo:orphans="0" fo:widows="0" fo:text-indent="0cm" style:auto-text-indent="false"/>
      <style:text-properties style:font-name="Traveling _Typewriter" fo:font-size="10pt" fo:language="en" fo:country="GB" style:font-size-asian="10pt" style:font-name-complex="Courier New" style:font-size-complex="10pt"/>
    </style:style>
    <style:style style:name="P4" style:family="paragraph" style:parent-style-name="Standard">
      <style:paragraph-properties style:line-height-at-least="0.423cm" fo:orphans="0" fo:widows="0"/>
      <style:text-properties style:font-name="Powderfinger Type" fo:font-size="10pt" fo:language="en" fo:country="GB" style:font-size-asian="10pt" style:font-name-complex="Courier New" style:font-size-complex="10pt"/>
    </style:style>
    <style:style style:name="P5" style:family="paragraph" style:parent-style-name="Standard">
      <style:paragraph-properties style:line-height-at-least="0.423cm" fo:orphans="0" fo:widows="0"/>
      <style:text-properties style:font-name="Powderfinger Type" fo:font-size="10pt" fo:language="en" fo:country="GB" style:font-size-asian="10pt" style:language-asian="none" style:country-asian="none" style:font-name-complex="Courier New" style:font-size-complex="10pt"/>
    </style:style>
    <style:style style:name="P6" style:family="paragraph">
      <style:paragraph-properties style:writing-mode="lr-tb"/>
    </style:style>
    <style:style style:name="P7" style:family="paragraph" style:parent-style-name="Heading_20_2">
      <style:paragraph-properties style:snap-to-layout-grid="false"/>
      <style:text-properties style:font-name="Microsoft Sans Serif" fo:font-size="10pt" style:font-size-asian="10pt" style:font-size-complex="10pt"/>
    </style:style>
    <style:style style:name="P8" style:family="paragraph" style:parent-style-name="Standard">
      <style:paragraph-properties style:line-height-at-least="0.423cm" fo:text-align="justify" style:justify-single-word="false" fo:orphans="0" fo:widows="0"/>
      <style:text-properties style:font-name="Microsoft Sans Serif" fo:font-size="10pt" style:font-size-asian="10pt" style:font-name-complex="Courier New" style:font-size-complex="10pt"/>
    </style:style>
    <style:style style:name="P9" style:family="paragraph" style:parent-style-name="Standard">
      <style:paragraph-properties fo:margin-left="0cm" fo:margin-right="1.002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0" style:family="paragraph" style:parent-style-name="Standard">
      <style:paragraph-properties fo:margin-left="0cm" fo:margin-right="1.002cm" style:line-height-at-least="0.423cm" fo:text-align="justify" style:justify-single-word="false" fo:orphans="0" fo:widows="0" fo:text-indent="0cm" style:auto-text-indent="false"/>
      <style:text-properties style:font-name="Microsoft Sans Serif" fo:font-size="4pt" style:font-size-asian="4pt" style:font-name-complex="Courier New" style:font-size-complex="4pt"/>
    </style:style>
    <style:style style:name="P11" style:family="paragraph" style:parent-style-name="Standard">
      <style:paragraph-properties fo:margin-left="0cm" fo:margin-right="0cm" style:line-height-at-least="0.423cm" fo:text-align="justify" style:justify-single-word="false" fo:orphans="0" fo:widows="0" fo:text-indent="0cm" style:auto-text-indent="false"/>
      <style:text-properties style:font-name="Microsoft Sans Serif" fo:font-size="10pt" style:font-size-asian="10pt" style:font-name-complex="Courier New" style:font-size-complex="10pt"/>
    </style:style>
    <style:style style:name="P12" style:family="paragraph" style:parent-style-name="Standard">
      <style:paragraph-properties fo:margin-left="0cm" fo:margin-right="1.002cm" style:line-height-at-least="0.423cm" fo:text-align="start" style:justify-single-word="false" fo:orphans="0" fo:widows="0" fo:text-indent="0cm" style:auto-text-indent="false"/>
      <style:text-properties style:font-name="Microsoft Sans Serif" fo:font-size="10pt" style:font-size-asian="10pt" style:font-name-complex="Courier New" style:font-size-complex="10pt"/>
    </style:style>
    <style:style style:name="T1" style:family="text">
      <style:text-properties fo:font-weight="bold" style:font-weight-asian="bold" style:font-weight-complex="bold"/>
    </style:style>
    <style:style style:name="gr1" style:family="graphic">
      <style:graphic-properties draw:stroke="solid" svg:stroke-width="0.035cm" svg:stroke-color="#000000" draw:stroke-linejoin="miter" draw:fill="solid" draw:fill-color="#008080" draw:textarea-horizontal-align="left" draw:textarea-vertical-align="top" draw:auto-grow-height="false" fo:padding-top="0.229cm" fo:padding-bottom="0.229cm" fo:padding-left="0.441cm" fo:padding-right="0.441cm" fo:wrap-option="no-wrap" draw:shadow="visible" draw:shadow-offset-x="0.062cm" draw:shadow-offset-y="0.062cm" fo:margin-left="0.319cm" fo:margin-right="0.319cm"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eived from <text:s/>: <text:s text:c="2"/>anonx.ywy . ub by anonx . com smtp <text:s/>id <text:s/>aa@ </text:p>
      <text:p text:style-name="P2">(5 . 6§c/10a - ' . 4 <text:s/>for [ distrib@anonx.com ] ), 08 mar . <text:s/>1997 21 : 54 : 18 </text:p>
      <text:p text:style-name="P2">-0700 </text:p>
      <text:p text:style-name="P2">message-id : {19950225@aa-@anonx.com | </text:p>
      <text:p text:style-name="P2">received from anonx.ywy. ub by anonx. ywy .ub (ibm vm smtp v2r2) </text:p>
      <text:p text:style-name="P2">withasmtp id @, 08 mar. 97 00: 00 09 CDT </text:p>
      <text:p text:style-name="P2">Received from anonx.ywy.ub [n je origin dx1&amp;anonx.com] by anonx.ywy.ub (imail </text:p>
      <text:p text:style-name="P2">v1.2a/1.8a) with </text:p>
      <text:p text:style-name="P2">smtp ida@, 08 mar. 1997 00.00.01 - 0500 </text:p>
      <text:p text:style-name="P2">reply-to : dx1 -dx@anonx.com- </text:p>
      <text:p text:style-name="P2">sender : dx1 -dx1@anonx.com- </text:p>
      <text:p text:style-name="P2">from : dx1 -dx1@anonx.com - </text:p>
      <text:p text:style-name="P2">Subject : <text:span text:style-name="T1">COMPLEMENT DE RENSEIGNEMENT SUR SYMBOLES</text:span></text:p>
      <text:p text:style-name="P2">To : dx2 -dx2@anonx.com- </text:p>
      <text:p text:style-name="P3">x-uidl : ae ae ae ae ae ae ae ae ae ae </text:p>
      <text:p text:style-name="P4"/>
      <text:p text:style-name="P4"/>
      <text:p text:style-name="P5"><draw:custom-shape text:anchor-type="char" draw:z-index="0" draw:style-name="gr1" draw:text-style-name="P6" svg:width="1.017cm" svg:height="0.763cm" svg:x="7.915cm" svg:y="0.29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
      <text:p text:style-name="P4"/>
      <table:table table:name="Tableau1" table:style-name="Tableau1">
        <table:table-column table:style-name="Tableau1.A"/>
        <table:table-row table:style-name="Tableau1.1">
          <table:table-cell table:style-name="Tableau1.A1" office:value-type="string">
            <text:p text:style-name="P7">DELTA GREEN - RIEN QUE POUR VOS YEUX</text:p>
          </table:table-cell>
        </table:table-row>
      </table:table>
      <text:p text:style-name="P8"/>
      <text:p text:style-name="P9">1 - Après recherches et d'après la forme anguleuse des lettres, il semble que les messages soient </text:p>
      <text:p text:style-name="P9"><text:s text:c="6"/>rédigés dans un amalgame d'alphabets runiques utilisés en Allemagne, en Grande-Bretagne et en </text:p>
      <text:p text:style-name="P9"><text:s text:c="6"/>Scandinavie à l' ère pré-chrétienne. </text:p>
      <text:p text:style-name="P9"><text:s text:c="6"/>La racine unique s'est développée en trois alphabets runiques de base, ayant pour point commun </text:p>
      <text:p text:style-name="P9"><text:s text:c="6"/>leur absence de courbes. <text:s/></text:p>
      <text:p text:style-name="P10"/>
      <text:p text:style-name="P9">2 - Les premières runes étaient tracées à même le sol à l'aide de bâtons, ou sur l'écorce des arbres. </text:p>
      <text:p text:style-name="P9"><text:s text:c="6"/>Les théories sur leur apparition divergent, mais tout le monde s'accorde à dire qu'elles sont </text:p>
      <text:p text:style-name="P9"><text:s text:c="6"/>antérieures de quelques siècles à la naissance du Christ. <text:s/></text:p>
      <text:p text:style-name="P9"><text:s/></text:p>
      <text:p text:style-name="P9">3 - Elles semblent être apparues simultanément dans plusieurs pays, ce qui explique la croyance en </text:p>
      <text:p text:style-name="P9"><text:s text:c="6"/>leur caractère magique. <text:s/></text:p>
      <text:p text:style-name="P9"/>
      <text:p text:style-name="P9">4 - Le pouvoir des runes repose sur la superstition et le mythe. Ceux qui étudient ce langage sont </text:p>
      <text:p text:style-name="P9"><text:s text:c="6"/>traditionnellement redoutés de tous. </text:p>
      <text:p text:style-name="P9"><text:s text:c="6"/>Le mot rune signifie à l'origine "rugissement", mais il a pris le sens d' "écriture secrète" ou de </text:p>
      <text:p text:style-name="P9"><text:s text:c="6"/>"secret murmuré". <text:s/></text:p>
      <text:p text:style-name="P9"/>
      <text:p text:style-name="P9">5 - Certains pensent que les runes peuvent procurer de grandes richesses, d'autres disent qu'il suffit </text:p>
      <text:p text:style-name="P9"><text:s text:c="6"/>de dessiner certaines runes sur un papier et de le glisser dans la poche de son ennemi pour qu'il </text:p>
      <text:p text:style-name="P9"><text:s text:c="6"/>meurt dans un certain laps de temps. A moins qu'il n'ait réussi à se débarrasser du papier entre </text:p>
      <text:p text:style-name="P9"><text:s text:c="6"/>temps. <text:s/></text:p>
      <text:p text:style-name="P9"><text:s/></text:p>
      <text:p text:style-name="P9">6 - Le système auquel nous avons affaire ici est le futhark allemand. </text:p>
      <text:p text:style-name="P9"><text:s text:c="6"/>Il comporte vingt-quatre lettres, soit trois groupes de huit lettres. Chaque groupe est appelé aett - <text:s/></text:p>
      <text:p text:style-name="P9"><text:s text:c="6"/>au pluriel aettir - qui signifie tout simplement "famille". </text:p>
      <text:p text:style-name="P9"><text:s text:c="6"/>Les divisions sont liées à trois divinités, mais les symboles auxquels nous avons affaire semblent </text:p>
      <text:p text:style-name="P9"><text:s text:c="6"/>associés à Odin, Odhinn, Wodan, Wotan, peu importe le nom qu'on lui donne. Il est le dieu de </text:p>
      <text:p text:style-name="P9"><text:s text:c="6"/>l'inspiration, des combats de la sagesse et de la mort. <text:s/></text:p>
      <text:p text:style-name="P9"/>
      <text:p text:style-name="P9">7 - La difficulté n'est pas de traduire les runes, mais plutôt de les interpréter. </text:p>
      <text:p text:style-name="P9"><text:s text:c="6"/>Les manuscrits runiques sont très rares et originaires des quatre coins du monde, ce qui rend </text:p>
      <text:p text:style-name="P9"><text:s text:c="6"/>presque impossible de donner un sens précis à chaque symbole. Toutefois, il semble que nous </text:p>
      <text:p text:style-name="P9"><text:s text:c="6"/>ayons affaire à des malédictions. <text:s/></text:p>
      <text:p text:style-name="P9">8 - Il semble que la pratique des runes ne disparut que très progressivement, en même temps que les <text:s/></text:p>
      <text:p text:style-name="P9"><text:s text:c="6"/>autres paganismes, peu à peu remplacés par le christianisme. </text:p>
      <text:p text:style-name="P9"><text:s text:c="6"/>Les croyances de l'époque supposaient que le mal pouvait être écarté à l'aide de talismans </text:p>
      <text:p text:style-name="P9"><text:s text:c="6"/>comprenant l'utilisation de runes. Ils offraient la sécurité aux voyageurs ou pouvaient ressusciter </text:p>
      <text:p text:style-name="P9"><text:s text:c="6"/>les morts. <text:s/></text:p>
      <text:p text:style-name="P9"><text:s text:c="6"/>Le christianisme finit par interdire l'usage des runes, mais le côté "pratique" de leur utilisation </text:p>
      <text:p text:style-name="P9"><text:s text:c="6"/>perdura tout au long du Moyen-Age, alors que leur signification symbolique disparaissait </text:p>
      <text:p text:style-name="P11"><text:s text:c="6"/>lentement. </text:p>
      <text:p text:style-name="P9"><text:s text:c="6"/>La science runique exigeant un très haut niveau de connaissance, les secrets de leur utilisation se </text:p>
      <text:p text:style-name="P9"><text:s text:c="6"/>perdirent avec le temps. Certains occultistes de l'ère Victorienne tentèrent de réhabiliter le pouvoir </text:p>
      <text:p text:style-name="P9"><text:s text:c="6"/>des runes, mais ils ne produisirent qu'un fatras de théories incohérentes, associant les runes à la </text:p>
      <text:p text:style-name="P9"><text:s text:c="6"/>transcendance, l'Atlantide ou encore au spiritisme. Ce ne fut cependant pas la période la plus </text:p>
      <text:p text:style-name="P9"><text:s text:c="6"/>sombre. <text:s/></text:p>
      <text:p text:style-name="P9"><text:s/></text:p>
      <text:p text:style-name="P9">9 - Le mouvement allemand Völkisch - le mot volk signifiant "peuple" mais avec la nuance raciste qu'y </text:p>
      <text:p text:style-name="P9"><text:s text:c="6"/>apportèrent les Aryens - s'appropria les symboles runiques. Leur organisation la Thule </text:p>
      <text:p text:style-name="P9"><text:s text:c="6"/>Gesellschaft - Société de Thulé - finança la montée du national-socialisme, tout en exacerbant la </text:p>
      <text:p text:style-name="P9"><text:s text:c="6"/>haine des juifs. <text:s/></text:p>
      <text:p text:style-name="P9"><text:s text:c="6"/>Les symboles runiques ont participé au concept de purification des nazis. Des personnalités </text:p>
      <text:p text:style-name="P9"><text:s text:c="6"/>comme Ernst Röhm, chef des Sections d' Assaut, Rudolf Hess, bras droit du Fürher et Heinrich </text:p>
      <text:p text:style-name="P9"><text:s text:c="6"/>Himmler, chef des SS, s'intéressèrent fortement au pouvoir des runes. </text:p>
      <text:p text:style-name="P9"><text:s text:c="6"/>Hitler ne fit pas exception en adoptant l'éclair, symbole des SS ou le svastika, qu'il fit tourner dans <text:s text:c="2"/></text:p>
      <text:p text:style-name="P9"><text:s text:c="6"/>le mauvais sens. </text:p>
      <text:p text:style-name="P9"><text:s text:c="6"/>Ce fut de très mauvais augure... ! </text:p>
      <text:p text:style-name="P9"/>
      <text:p text:style-name="P11"><text:tab/>En conclusion, il est possible que nous ayons affaire aux membres d'une organisation d'extrême droite. Les runes constituent un alphabet interdit, un langage populaire que L'Eglise et le gouvernement ont tous deux considéré comme dangereux. </text:p>
      <text:p text:style-name="P11">On peut l'assimiler à un langage païen qui, à travers les siècles, a souvent adopté la plus grande clandestinité, pour resurgir avec plus de force encore. </text:p>
      <text:p text:style-name="P11">Les runes ne connaissent pas les courbes. Leurs formes ont pour origine les brindilles des arbres, les arbres eux-mêmes, etc... </text:p>
      <text:p text:style-name="P11">Aux époques où il était interdit, l'alphabet runique s'est transformé en code. Les lettres se sont déguisés et ont envahi la vie quotidienne. Elles nous sont devenues familières sans que nous le sachions. </text:p>
      <text:p text:style-name="P11">Les runes survivent de manière souterraine dans notre société, comme à travers les graffitis aux lettres souvent anguleuses. Les runes sont toujours là. Quelle que soit l'époque, elles trouvent le moyen de s'exprimer. <text:s/></text:p>
      <text:p text:style-name="P9"><text:s/></text:p>
      <text:p text:style-name="P9"/>
      <text:p text:style-name="P9">Dr. Nadja Fulani </text:p>
      <text:p text:style-name="P9"/>
      <text:p text:style-name="P9"/>
      <text:p text:style-name="P9"/>
      <text:p text:style-name="P9"/>
      <table:table table:name="Tableau2" table:style-name="Tableau2">
        <table:table-column table:style-name="Tableau2.A"/>
        <table:table-row table:style-name="Tableau2.1">
          <table:table-cell table:style-name="Tableau2.A1" office:value-type="string">
            <text:p text:style-name="P7">DELTA GREEN - RIEN QUE POUR VOS YEUX</text:p>
          </table:table-cell>
        </table:table-row>
      </table:table>
      <text:p text:style-name="Standard"/>
      <text:p text:style-name="Standard"/>
      <text:p text:style-name="Standard"/>
      <text:p text:style-name="Standard"/>
      <text:p text:style-name="P2"><text:tab/>transmis 1323 est 272258/03/974215 : : codage pgp enclenché. </text:p>
      <text:p text:style-name="P2"><text:tab/>[eof] </text:p>
      <text:p text:style-name="P12"><text:s/></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Powderfinger Type" svg:font-family="'Powderfinger Type'" style:font-family-generic="modern" style:font-pitch="fixed"/>
    <style:font-face style:name="Arial Unicode MS" svg:font-family="'Arial Unicode MS'" style:font-pitch="variable"/>
    <style:font-face style:name="Tahoma" svg:font-family="Tahoma" style:font-pitch="variable"/>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Standard" style:next-style-name="Standard" style:class="text">
      <style:paragraph-properties style:line-height-at-least="0.423cm" fo:text-align="center" style:justify-single-word="false" fo:orphans="0" fo:widows="0" fo:keep-with-next="always"/>
      <style:text-properties style:font-name="Courier New" fo:font-weight="bold" style:font-weight-asian="bold" style:font-name-complex="Courier New"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212cm" text:min-label-width="0.635cm"/>
        <style:text-properties style:font-name="Times New Roman"/>
      </text:list-level-style-bullet>
      <text:list-level-style-bullet text:level="2" text:style-name="WW8Num1z1" style:num-suffix="." text:bullet-char="o">
        <style:list-level-properties text:space-before="1.482cm" text:min-label-width="0.635cm"/>
        <style:text-properties fo:font-family="'Courier New'" style:font-family-generic="modern" style:font-pitch="fixed"/>
      </text:list-level-style-bullet>
      <text:list-level-style-bullet text:level="3" text:style-name="WW8Num1z2" style:num-suffix="." text:bullet-char="">
        <style:list-level-properties text:space-before="2.752cm" text:min-label-width="0.635cm"/>
        <style:text-properties style:font-name="Wingdings"/>
      </text:list-level-style-bullet>
      <text:list-level-style-bullet text:level="4" text:style-name="WW8Num1z3" style:num-suffix="." text:bullet-char="">
        <style:list-level-properties text:space-before="4.022cm" text:min-label-width="0.635cm"/>
        <style:text-properties style:font-name="Symbol"/>
      </text:list-level-style-bullet>
      <text:list-level-style-bullet text:level="5" text:style-name="WW8Num1z1" style:num-suffix="." text:bullet-char="o">
        <style:list-level-properties text:space-before="5.292cm" text:min-label-width="0.635cm"/>
        <style:text-properties fo:font-family="'Courier New'" style:font-family-generic="modern" style:font-pitch="fixed"/>
      </text:list-level-style-bullet>
      <text:list-level-style-bullet text:level="6" text:style-name="WW8Num1z2" style:num-suffix="." text:bullet-char="">
        <style:list-level-properties text:space-before="6.562cm" text:min-label-width="0.635cm"/>
        <style:text-properties style:font-name="Wingdings"/>
      </text:list-level-style-bullet>
      <text:list-level-style-bullet text:level="7" text:style-name="WW8Num1z3" style:num-suffix="." text:bullet-char="">
        <style:list-level-properties text:space-before="7.832cm" text:min-label-width="0.635cm"/>
        <style:text-properties style:font-name="Symbol"/>
      </text:list-level-style-bullet>
      <text:list-level-style-bullet text:level="8" text:style-name="WW8Num1z1" style:num-suffix="." text:bullet-char="o">
        <style:list-level-properties text:space-before="9.102cm" text:min-label-width="0.635cm"/>
        <style:text-properties fo:font-family="'Courier New'" style:font-family-generic="modern" style:font-pitch="fixed"/>
      </text:list-level-style-bullet>
      <text:list-level-style-bullet text:level="9" text:style-name="WW8Num1z2" style:num-suffix="." text:bullet-char="">
        <style:list-level-properties text:space-before="10.372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Nicolas Gorréguès</meta:initial-creator>
    <meta:creation-date>2008-05-18T11:12:57</meta:creation-date>
    <dc:creator>Nicolas Gorréguès</dc:creator>
    <dc:date>2008-06-01T22:04:44</dc:date>
    <dc:language>fr-FR</dc:language>
    <meta:editing-cycles>13</meta:editing-cycles>
    <meta:editing-duration>PT48M25S</meta:editing-duration>
    <meta:user-defined meta:name="Info 1"/>
    <meta:user-defined meta:name="Info 2"/>
    <meta:user-defined meta:name="Info 3"/>
    <meta:user-defined meta:name="Info 4"/>
    <meta:document-statistic meta:table-count="2" meta:image-count="0" meta:object-count="0" meta:page-count="2" meta:paragraph-count="81" meta:word-count="880" meta:character-count="5758"/>
  </office:meta>
</office:document-meta>
</file>